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Unus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&amp;[.B2]&amp;[.C2]" office:value-type="string" office:string-value="GlobalUnused1" calcext:value-type="string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 calcext:value-type="string">
            <text:p>GlobalUnused1,176,0,0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Unus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3]&amp;[.B3]&amp;[.C3]" office:value-type="string" office:string-value="GlobalUnused2" calcext:value-type="string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 calcext:value-type="string">
            <text:p>GlobalUnused2,176,0,1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Unus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]&amp;[.B4]&amp;[.C4]" office:value-type="string" office:string-value="GlobalUnused3" calcext:value-type="string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 calcext:value-type="string">
            <text:p>GlobalUnused3,176,0,2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Unus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]&amp;[.B5]&amp;[.C5]" office:value-type="string" office:string-value="GlobalUnused4" calcext:value-type="string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 calcext:value-type="string">
            <text:p>GlobalUnused4,176,0,3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]&amp;[.B6]&amp;[.C6]" office:value-type="string" office:string-value="GlobalUnused5" calcext:value-type="string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 calcext:value-type="string">
            <text:p>GlobalUnused5,176,0,4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SetMasterTempoCoarseDe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]" office:value-type="string" office:string-value="SetMasterTempoCoarseDec" calcext:value-type="string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 calcext:value-type="string">
            <text:p>SetMasterTempoCoarseDec,176,0,5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SetMasterTempoCoarseIn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8]" office:value-type="string" office:string-value="SetMasterTempoCoarseInc" calcext:value-type="string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 calcext:value-type="string">
            <text:p>SetMasterTempoCoarseInc,176,0,6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SetMasterTempoFineDe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9]" office:value-type="string" office:string-value="SetMasterTempoFineDec" calcext:value-type="string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 calcext:value-type="string">
            <text:p>SetMasterTempoFineDec,176,0,7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SetMasterTempoFineIn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0]" office:value-type="string" office:string-value="SetMasterTempoFineInc" calcext:value-type="string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 calcext:value-type="string">
            <text:p>SetMasterTempoFineInc,176,0,8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rowserDow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1]" office:value-type="string" office:string-value="BrowserDown" calcext:value-type="string">
            <text:p>BrowserDown</text:p>
          </table:table-cell>
          <table:table-cell table:formula="of:=[.I11]&amp;&quot;,&quot;&amp;&quot;176&quot;&amp;&quot;,&quot;&amp;[.F11]&amp;&quot;,&quot;&amp;[.G11]&amp;&quot;,&quot;&amp;[.H11]" office:value-type="string" office:string-value="BrowserDown,176,0,9,1" calcext:value-type="string">
            <text:p>BrowserDown,176,0,9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rowserU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2]" office:value-type="string" office:string-value="BrowserUp" calcext:value-type="string">
            <text:p>BrowserUp</text:p>
          </table:table-cell>
          <table:table-cell table:formula="of:=[.I12]&amp;&quot;,&quot;&amp;&quot;176&quot;&amp;&quot;,&quot;&amp;[.F12]&amp;&quot;,&quot;&amp;[.G12]&amp;&quot;,&quot;&amp;[.H12]" office:value-type="string" office:string-value="BrowserUp,176,0,10,1" calcext:value-type="string">
            <text:p>BrowserUp,176,0,10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3]&amp;[.E13]&amp;[.C13]&amp;[.D13]" office:value-type="string" office:string-value="TempoMasterFineInc" calcext:value-type="string">
            <text:p>TempoMasterFineInc</text:p>
          </table:table-cell>
          <table:table-cell table:formula="of:=[.I13]&amp;&quot;,&quot;&amp;&quot;176&quot;&amp;&quot;,&quot;&amp;[.F13]&amp;&quot;,&quot;&amp;[.G13]&amp;&quot;,&quot;&amp;[.H13]" office:value-type="string" office:string-value="TempoMasterFineInc,176,0,11,1" calcext:value-type="string">
            <text:p>TempoMasterFineInc,176,0,11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4]&amp;[.E14]&amp;[.C14]&amp;[.D14]" office:value-type="string" office:string-value="TempoMasterFineDec" calcext:value-type="string">
            <text:p>TempoMasterFineDec</text:p>
          </table:table-cell>
          <table:table-cell table:formula="of:=[.I14]&amp;&quot;,&quot;&amp;&quot;176&quot;&amp;&quot;,&quot;&amp;[.F14]&amp;&quot;,&quot;&amp;[.G14]&amp;&quot;,&quot;&amp;[.H14]" office:value-type="string" office:string-value="TempoMasterFineDec,176,0,12,1" calcext:value-type="string">
            <text:p>TempoMasterFineDec,176,0,12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]&amp;[.E15]&amp;[.C15]&amp;[.D15]" office:value-type="string" office:string-value="TempoMasterCoarseInc" calcext:value-type="string">
            <text:p>TempoMasterCoars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CoarseInc,176,0,13,1" calcext:value-type="string">
            <text:p>TempoMasterCoarseInc,176,0,13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6]&amp;[.E16]&amp;[.C16]&amp;[.D16]" office:value-type="string" office:string-value="TempoMasterCoarseDec" calcext:value-type="string">
            <text:p>TempoMasterCoars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CoarseDec,176,0,14,1" calcext:value-type="string">
            <text:p>TempoMasterCoarseDec,176,0,14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7]&amp;[.E17]&amp;[.C17]&amp;[.D17]" office:value-type="string" office:string-value="TempoDeckAFineInc" calcext:value-type="string">
            <text:p>TempoDeckAFineInc</text:p>
          </table:table-cell>
          <table:table-cell table:formula="of:=[.I17]&amp;&quot;,&quot;&amp;&quot;176&quot;&amp;&quot;,&quot;&amp;[.F17]&amp;&quot;,&quot;&amp;[.G17]&amp;&quot;,&quot;&amp;[.H17]" office:value-type="string" office:string-value="TempoDeckAFineInc,176,0,15,1" calcext:value-type="string">
            <text:p>TempoDeckAFineInc,176,0,15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8]&amp;[.E18]&amp;[.C18]&amp;[.D18]" office:value-type="string" office:string-value="TempoDeckAFineDec" calcext:value-type="string">
            <text:p>TempoDeckAFineDec</text:p>
          </table:table-cell>
          <table:table-cell table:formula="of:=[.I18]&amp;&quot;,&quot;&amp;&quot;176&quot;&amp;&quot;,&quot;&amp;[.F18]&amp;&quot;,&quot;&amp;[.G18]&amp;&quot;,&quot;&amp;[.H18]" office:value-type="string" office:string-value="TempoDeckAFineDec,176,0,16,1" calcext:value-type="string">
            <text:p>TempoDeckAFineDec,176,0,16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9]&amp;[.E19]&amp;[.C19]&amp;[.D19]" office:value-type="string" office:string-value="TempoDeckACoarseInc" calcext:value-type="string">
            <text:p>TempoDeckACoars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CoarseInc,176,0,17,1" calcext:value-type="string">
            <text:p>TempoDeckACoarseInc,176,0,17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0]&amp;[.E20]&amp;[.C20]&amp;[.D20]" office:value-type="string" office:string-value="TempoDeckACoarseDec" calcext:value-type="string">
            <text:p>TempoDeckACoars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CoarseDec,176,0,18,1" calcext:value-type="string">
            <text:p>TempoDeckACoarseDec,176,0,18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B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1]&amp;[.E21]&amp;[.C21]&amp;[.D21]" office:value-type="string" office:string-value="TempoDeckBFineInc" calcext:value-type="string">
            <text:p>TempoDeckBFin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BFineInc,176,0,19,1" calcext:value-type="string">
            <text:p>TempoDeckBFineInc,176,0,19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B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2]&amp;[.E22]&amp;[.C22]&amp;[.D22]" office:value-type="string" office:string-value="TempoDeckBFineDec" calcext:value-type="string">
            <text:p>TempoDeckBFin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BFineDec,176,0,20,1" calcext:value-type="string">
            <text:p>TempoDeckBFineDec,176,0,20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B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3]&amp;[.E23]&amp;[.C23]&amp;[.D23]" office:value-type="string" office:string-value="TempoDeckBCoarseInc" calcext:value-type="string">
            <text:p>TempoDeckBCoars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CoarseInc,176,0,21,1" calcext:value-type="string">
            <text:p>TempoDeckBCoarseInc,176,0,21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B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24]&amp;[.E24]&amp;[.C24]&amp;[.D24]" office:value-type="string" office:string-value="TempoDeckBCoarseDec" calcext:value-type="string">
            <text:p>TempoDeckBCoars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CoarseDec,176,0,22,1" calcext:value-type="string">
            <text:p>TempoDeckBCoarseDec,176,0,22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25]&amp;[.E25]&amp;[.C25]&amp;[.D25]" office:value-type="string" office:string-value="TempoDeckCFineInc" calcext:value-type="string">
            <text:p>TempoDeckCFin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CFineInc,176,0,23,1" calcext:value-type="string">
            <text:p>TempoDeckCFineInc,176,0,23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C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26]&amp;[.E26]&amp;[.C26]&amp;[.D26]" office:value-type="string" office:string-value="TempoDeckCFineDec" calcext:value-type="string">
            <text:p>TempoDeckCFin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CFineDec,176,0,24,1" calcext:value-type="string">
            <text:p>TempoDeckCFineDec,176,0,24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7]&amp;[.E27]&amp;[.C27]&amp;[.D27]" office:value-type="string" office:string-value="TempoDeckCCoarseInc" calcext:value-type="string">
            <text:p>TempoDeckCCoars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CoarseInc,176,0,25,1" calcext:value-type="string">
            <text:p>TempoDeckCCoarseInc,176,0,25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8]&amp;[.E28]&amp;[.C28]&amp;[.D28]" office:value-type="string" office:string-value="TempoDeckCCoarseDec" calcext:value-type="string">
            <text:p>TempoDeckCCoars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CoarseDec,176,0,26,1" calcext:value-type="string">
            <text:p>TempoDeckCCoarseDec,176,0,26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D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29]&amp;[.E29]&amp;[.C29]&amp;[.D29]" office:value-type="string" office:string-value="TempoDeckDFineInc" calcext:value-type="string">
            <text:p>TempoDeckDFin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DFineInc,176,0,27,1" calcext:value-type="string">
            <text:p>TempoDeckDFineInc,176,0,27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D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30]&amp;[.E30]&amp;[.C30]&amp;[.D30]" office:value-type="string" office:string-value="TempoDeckDFineDec" calcext:value-type="string">
            <text:p>TempoDeckDFin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DFineDec,176,0,28,1" calcext:value-type="string">
            <text:p>TempoDeckDFineDec,176,0,28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kD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31]&amp;[.E31]&amp;[.C31]&amp;[.D31]" office:value-type="string" office:string-value="TempoDeckDCoarseInc" calcext:value-type="string">
            <text:p>TempoDeckDCoars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CoarseInc,176,0,29,1" calcext:value-type="string">
            <text:p>TempoDeckDCoarseInc,176,0,29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k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2]&amp;[.E32]&amp;[.C32]&amp;[.D32]" office:value-type="string" office:string-value="TempoDeckDCoarseDec" calcext:value-type="string">
            <text:p>TempoDeckDCoars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CoarseDec,176,0,30,1" calcext:value-type="string">
            <text:p>TempoDeckDCoarseDec,176,0,30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33]&amp;&quot;Deck&quot;&amp;[.C33]&amp;[.D33]" office:value-type="string" office:string-value="JogTurnDeckAInc" calcext:value-type="string">
            <text:p>JogTurnDeckAInc</text:p>
          </table:table-cell>
          <table:table-cell table:formula="of:=[.I33]&amp;&quot;,&quot;&amp;&quot;176&quot;&amp;&quot;,&quot;&amp;[.F33]&amp;&quot;,&quot;&amp;[.G33]&amp;&quot;,&quot;&amp;[.H33]" office:value-type="string" office:string-value="JogTurnDeckAInc,176,0,31,1" calcext:value-type="string">
            <text:p>JogTurnDeckAInc,176,0,31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34]&amp;&quot;Deck&quot;&amp;[.C34]&amp;[.D34]" office:value-type="string" office:string-value="JogTurnDeckADec" calcext:value-type="string">
            <text:p>JogTurnDeckADec</text:p>
          </table:table-cell>
          <table:table-cell table:formula="of:=[.I34]&amp;&quot;,&quot;&amp;&quot;176&quot;&amp;&quot;,&quot;&amp;[.F34]&amp;&quot;,&quot;&amp;[.G34]&amp;&quot;,&quot;&amp;[.H34]" office:value-type="string" office:string-value="JogTurnDeckADec,176,0,32,1" calcext:value-type="string">
            <text:p>JogTurnDeckADec,176,0,32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5]&amp;&quot;Deck&quot;&amp;[.C35]&amp;[.D35]" office:value-type="string" office:string-value="JogTurnDeckBInc" calcext:value-type="string">
            <text:p>JogTurnDeckBInc</text:p>
          </table:table-cell>
          <table:table-cell table:formula="of:=[.I35]&amp;&quot;,&quot;&amp;&quot;176&quot;&amp;&quot;,&quot;&amp;[.F35]&amp;&quot;,&quot;&amp;[.G35]&amp;&quot;,&quot;&amp;[.H35]" office:value-type="string" office:string-value="JogTurnDeckBInc,176,0,33,1" calcext:value-type="string">
            <text:p>JogTurnDeckBInc,176,0,33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36]&amp;&quot;Deck&quot;&amp;[.C36]&amp;[.D36]" office:value-type="string" office:string-value="JogTurnDeckBDec" calcext:value-type="string">
            <text:p>JogTurnDeckBDec</text:p>
          </table:table-cell>
          <table:table-cell table:formula="of:=[.I36]&amp;&quot;,&quot;&amp;&quot;176&quot;&amp;&quot;,&quot;&amp;[.F36]&amp;&quot;,&quot;&amp;[.G36]&amp;&quot;,&quot;&amp;[.H36]" office:value-type="string" office:string-value="JogTurnDeckBDec,176,0,34,1" calcext:value-type="string">
            <text:p>JogTurnDeckBDec,176,0,34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37]&amp;&quot;Deck&quot;&amp;[.C37]&amp;[.D37]" office:value-type="string" office:string-value="JogTurnDeckCInc" calcext:value-type="string">
            <text:p>JogTurnDeckCInc</text:p>
          </table:table-cell>
          <table:table-cell table:formula="of:=[.I37]&amp;&quot;,&quot;&amp;&quot;176&quot;&amp;&quot;,&quot;&amp;[.F37]&amp;&quot;,&quot;&amp;[.G37]&amp;&quot;,&quot;&amp;[.H37]" office:value-type="string" office:string-value="JogTurnDeckCInc,176,0,35,1" calcext:value-type="string">
            <text:p>JogTurnDeckCInc,176,0,35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38]&amp;&quot;Deck&quot;&amp;[.C38]&amp;[.D38]" office:value-type="string" office:string-value="JogTurnDeckCDec" calcext:value-type="string">
            <text:p>JogTurnDeckCDec</text:p>
          </table:table-cell>
          <table:table-cell table:formula="of:=[.I38]&amp;&quot;,&quot;&amp;&quot;176&quot;&amp;&quot;,&quot;&amp;[.F38]&amp;&quot;,&quot;&amp;[.G38]&amp;&quot;,&quot;&amp;[.H38]" office:value-type="string" office:string-value="JogTurnDeckCDec,176,0,36,1" calcext:value-type="string">
            <text:p>JogTurnDeckCDec,176,0,36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9]&amp;&quot;Deck&quot;&amp;[.C39]&amp;[.D39]" office:value-type="string" office:string-value="JogTurnDeckDInc" calcext:value-type="string">
            <text:p>JogTurnDeckDInc</text:p>
          </table:table-cell>
          <table:table-cell table:formula="of:=[.I39]&amp;&quot;,&quot;&amp;&quot;176&quot;&amp;&quot;,&quot;&amp;[.F39]&amp;&quot;,&quot;&amp;[.G39]&amp;&quot;,&quot;&amp;[.H39]" office:value-type="string" office:string-value="JogTurnDeckDInc,176,0,37,1" calcext:value-type="string">
            <text:p>JogTurnDeckDInc,176,0,37,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JogTur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0]&amp;&quot;Deck&quot;&amp;[.C40]&amp;[.D40]" office:value-type="string" office:string-value="JogTurnDeckDDec" calcext:value-type="string">
            <text:p>JogTurnDeckDDec</text:p>
          </table:table-cell>
          <table:table-cell table:formula="of:=[.I40]&amp;&quot;,&quot;&amp;&quot;176&quot;&amp;&quot;,&quot;&amp;[.F40]&amp;&quot;,&quot;&amp;[.G40]&amp;&quot;,&quot;&amp;[.H40]" office:value-type="string" office:string-value="JogTurnDeckDDec,176,0,38,1" calcext:value-type="string">
            <text:p>JogTurnDeckDDec,176,0,38,1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lo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4]&amp;[.A54]" office:value-type="string" office:string-value="loadDeckA" calcext:value-type="string">
            <text:p>loadDeckA</text:p>
          </table:table-cell>
          <table:table-cell table:formula="of:=[.I54]&amp;&quot;,&quot;&amp;&quot;176&quot;&amp;&quot;,&quot;&amp;[.F54]&amp;&quot;,&quot;&amp;[.G54]&amp;&quot;,&quot;&amp;[.H54]" office:value-type="string" office:string-value="loadDeckA,176,1,0,1" calcext:value-type="string">
            <text:p>loadDeckA,176,1,0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play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B55]&amp;[.A55]" office:value-type="string" office:string-value="playDeckA" calcext:value-type="string">
            <text:p>playDeckA</text:p>
          </table:table-cell>
          <table:table-cell table:formula="of:=[.I55]&amp;&quot;,&quot;&amp;&quot;176&quot;&amp;&quot;,&quot;&amp;[.F55]&amp;&quot;,&quot;&amp;[.G55]&amp;&quot;,&quot;&amp;[.H55]" office:value-type="string" office:string-value="playDeckA,176,1,1,1" calcext:value-type="string">
            <text:p>playDeckA,176,1,1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6]&amp;[.A56]" office:value-type="string" office:string-value="pauseDeckA" calcext:value-type="string">
            <text:p>pauseDeckA</text:p>
          </table:table-cell>
          <table:table-cell table:formula="of:=[.I56]&amp;&quot;,&quot;&amp;&quot;176&quot;&amp;&quot;,&quot;&amp;[.F56]&amp;&quot;,&quot;&amp;[.G56]&amp;&quot;,&quot;&amp;[.H56]" office:value-type="string" office:string-value="pauseDeckA,176,1,2,1" calcext:value-type="string">
            <text:p>pauseDeckA,176,1,2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57]&amp;[.A57]&amp;[.C57]" office:value-type="string" office:string-value="cueDeckAPress" calcext:value-type="string">
            <text:p>cueDeckAPress</text:p>
          </table:table-cell>
          <table:table-cell table:formula="of:=[.I57]&amp;&quot;,&quot;&amp;&quot;176&quot;&amp;&quot;,&quot;&amp;[.F57]&amp;&quot;,&quot;&amp;[.G57]&amp;&quot;,&quot;&amp;[.H57]" office:value-type="string" office:string-value="cueDeckAPress,176,1,3,1" calcext:value-type="string">
            <text:p>cueDeckAPress,176,1,3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8]&amp;[.A58]&amp;[.C58]" office:value-type="string" office:string-value="cueDeckARelease" calcext:value-type="string">
            <text:p>cueDeckARelease</text:p>
          </table:table-cell>
          <table:table-cell table:formula="of:=[.I58]&amp;&quot;,&quot;&amp;&quot;176&quot;&amp;&quot;,&quot;&amp;[.F58]&amp;&quot;,&quot;&amp;[.G58]&amp;&quot;,&quot;&amp;[.H58]" office:value-type="string" office:string-value="cueDeckARelease,176,1,3,0" calcext:value-type="string">
            <text:p>cueDeckARelease,176,1,3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yn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9]&amp;[.A59]" office:value-type="string" office:string-value="syncDeckA" calcext:value-type="string">
            <text:p>syncDeckA</text:p>
          </table:table-cell>
          <table:table-cell table:formula="of:=[.I59]&amp;&quot;,&quot;&amp;&quot;176&quot;&amp;&quot;,&quot;&amp;[.F59]&amp;&quot;,&quot;&amp;[.G59]&amp;&quot;,&quot;&amp;[.H59]" office:value-type="string" office:string-value="syncDeckA,176,1,4,1" calcext:value-type="string">
            <text:p>syncDeckA,176,1,4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0]&amp;[.A60]&amp;[.D60]&amp;[.C60]&amp;[.E60]" office:value-type="string" office:string-value="beatjumpDeckA1ForwardPress" calcext:value-type="string">
            <text:p>beatjumpDeckA1ForwardPress</text:p>
          </table:table-cell>
          <table:table-cell table:formula="of:=[.I60]&amp;&quot;,&quot;&amp;&quot;176&quot;&amp;&quot;,&quot;&amp;[.F60]&amp;&quot;,&quot;&amp;[.G60]&amp;&quot;,&quot;&amp;[.H60]" office:value-type="string" office:string-value="beatjumpDeckA1ForwardPress,176,1,5,1" calcext:value-type="string">
            <text:p>beatjumpDeckA1ForwardPress,176,1,5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1]&amp;[.A61]&amp;[.D61]&amp;[.C61]&amp;[.E61]" office:value-type="string" office:string-value="beatjumpDeckA1ForwardRelease" calcext:value-type="string">
            <text:p>beatjumpDeckA1ForwardRelease</text:p>
          </table:table-cell>
          <table:table-cell table:formula="of:=[.I61]&amp;&quot;,&quot;&amp;&quot;176&quot;&amp;&quot;,&quot;&amp;[.F61]&amp;&quot;,&quot;&amp;[.G61]&amp;&quot;,&quot;&amp;[.H61]" office:value-type="string" office:string-value="beatjumpDeckA1ForwardRelease,176,1,5,0" calcext:value-type="string">
            <text:p>beatjumpDeckA1ForwardRelease,176,1,5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62]&amp;[.A62]&amp;[.D62]&amp;[.C62]&amp;[.E62]" office:value-type="string" office:string-value="beatjumpDeckA4ForwardPress" calcext:value-type="string">
            <text:p>beatjumpDeckA4ForwardPress</text:p>
          </table:table-cell>
          <table:table-cell table:formula="of:=[.I62]&amp;&quot;,&quot;&amp;&quot;176&quot;&amp;&quot;,&quot;&amp;[.F62]&amp;&quot;,&quot;&amp;[.G62]&amp;&quot;,&quot;&amp;[.H62]" office:value-type="string" office:string-value="beatjumpDeckA4ForwardPress,176,1,6,1" calcext:value-type="string">
            <text:p>beatjumpDeckA4ForwardPress,176,1,6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63]&amp;[.A63]&amp;[.D63]&amp;[.C63]&amp;[.E63]" office:value-type="string" office:string-value="beatjumpDeckA4ForwardRelease" calcext:value-type="string">
            <text:p>beatjumpDeckA4ForwardRelease</text:p>
          </table:table-cell>
          <table:table-cell table:formula="of:=[.I63]&amp;&quot;,&quot;&amp;&quot;176&quot;&amp;&quot;,&quot;&amp;[.F63]&amp;&quot;,&quot;&amp;[.G63]&amp;&quot;,&quot;&amp;[.H63]" office:value-type="string" office:string-value="beatjumpDeckA4ForwardRelease,176,1,6,0" calcext:value-type="string">
            <text:p>beatjumpDeckA4ForwardRelease,176,1,6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4]&amp;[.A64]&amp;[.D64]&amp;[.C64]&amp;[.E64]" office:value-type="string" office:string-value="beatjumpDeckA16ForwardPress" calcext:value-type="string">
            <text:p>beatjumpDeckA16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beatjumpDeckA16ForwardPress,176,1,7,1" calcext:value-type="string">
            <text:p>beatjumpDeckA16ForwardPress,176,1,7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5]&amp;[.A65]&amp;[.D65]&amp;[.C65]&amp;[.E65]" office:value-type="string" office:string-value="beatjumpDeckA16ForwardRelease" calcext:value-type="string">
            <text:p>beatjumpDeckA16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beatjumpDeckA16ForwardRelease,176,1,7,0" calcext:value-type="string">
            <text:p>beatjumpDeckA16ForwardRelease,176,1,7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66]&amp;[.A66]&amp;[.D66]&amp;[.C66]&amp;[.E66]" office:value-type="string" office:string-value="beatjumpDeckA32ForwardPress" calcext:value-type="string">
            <text:p>beatjumpDeckA32ForwardPress</text:p>
          </table:table-cell>
          <table:table-cell table:formula="of:=[.I66]&amp;&quot;,&quot;&amp;&quot;176&quot;&amp;&quot;,&quot;&amp;[.F66]&amp;&quot;,&quot;&amp;[.G66]&amp;&quot;,&quot;&amp;[.H66]" office:value-type="string" office:string-value="beatjumpDeckA32ForwardPress,176,1,8,1" calcext:value-type="string">
            <text:p>beatjumpDeckA32ForwardPress,176,1,8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67]&amp;[.A67]&amp;[.D67]&amp;[.C67]&amp;[.E67]" office:value-type="string" office:string-value="beatjumpDeckA32ForwardRelease" calcext:value-type="string">
            <text:p>beatjumpDeckA32ForwardRelease</text:p>
          </table:table-cell>
          <table:table-cell table:formula="of:=[.I67]&amp;&quot;,&quot;&amp;&quot;176&quot;&amp;&quot;,&quot;&amp;[.F67]&amp;&quot;,&quot;&amp;[.G67]&amp;&quot;,&quot;&amp;[.H67]" office:value-type="string" office:string-value="beatjumpDeckA32ForwardRelease,176,1,8,0" calcext:value-type="string">
            <text:p>beatjumpDeckA32ForwardRelease,176,1,8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68]&amp;[.A68]&amp;[.D68]&amp;[.C68]&amp;[.E68]" office:value-type="string" office:string-value="beatjumpDeckA1BackwardPress" calcext:value-type="string">
            <text:p>beatjumpDeckA1Back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1BackwardPress,176,1,9,1" calcext:value-type="string">
            <text:p>beatjumpDeckA1BackwardPress,176,1,9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9]&amp;[.A69]&amp;[.D69]&amp;[.C69]&amp;[.E69]" office:value-type="string" office:string-value="beatjumpDeckA1BackwardRelease" calcext:value-type="string">
            <text:p>beatjumpDeckA1Back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1BackwardRelease,176,1,9,0" calcext:value-type="string">
            <text:p>beatjumpDeckA1BackwardRelease,176,1,9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70]&amp;[.A70]&amp;[.D70]&amp;[.C70]&amp;[.E70]" office:value-type="string" office:string-value="beatjumpDeckA4BackwardPress" calcext:value-type="string">
            <text:p>beatjumpDeckA4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4BackwardPress,176,1,10,1" calcext:value-type="string">
            <text:p>beatjumpDeckA4BackwardPress,176,1,10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71]&amp;[.A71]&amp;[.D71]&amp;[.C71]&amp;[.E71]" office:value-type="string" office:string-value="beatjumpDeckA4BackwardRelease" calcext:value-type="string">
            <text:p>beatjumpDeckA4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4BackwardRelease,176,1,10,0" calcext:value-type="string">
            <text:p>beatjumpDeckA4BackwardRelease,176,1,10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72]&amp;[.A72]&amp;[.D72]&amp;[.C72]&amp;[.E72]" office:value-type="string" office:string-value="beatjumpDeckA16BackwardPress" calcext:value-type="string">
            <text:p>beatjumpDeckA16BackwardPress</text:p>
          </table:table-cell>
          <table:table-cell table:formula="of:=[.I72]&amp;&quot;,&quot;&amp;&quot;176&quot;&amp;&quot;,&quot;&amp;[.F72]&amp;&quot;,&quot;&amp;[.G72]&amp;&quot;,&quot;&amp;[.H72]" office:value-type="string" office:string-value="beatjumpDeckA16BackwardPress,176,1,11,1" calcext:value-type="string">
            <text:p>beatjumpDeckA16BackwardPress,176,1,11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73]&amp;[.A73]&amp;[.D73]&amp;[.C73]&amp;[.E73]" office:value-type="string" office:string-value="beatjumpDeckA16BackwardRelease" calcext:value-type="string">
            <text:p>beatjumpDeckA16BackwardRelease</text:p>
          </table:table-cell>
          <table:table-cell table:formula="of:=[.I73]&amp;&quot;,&quot;&amp;&quot;176&quot;&amp;&quot;,&quot;&amp;[.F73]&amp;&quot;,&quot;&amp;[.G73]&amp;&quot;,&quot;&amp;[.H73]" office:value-type="string" office:string-value="beatjumpDeckA16BackwardRelease,176,1,11,0" calcext:value-type="string">
            <text:p>beatjumpDeckA16BackwardRelease,176,1,11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74]&amp;[.A74]&amp;[.D74]&amp;[.C74]&amp;[.E74]" office:value-type="string" office:string-value="beatjumpDeckA32BackwardPress" calcext:value-type="string">
            <text:p>beatjumpDeckA32BackwardPress</text:p>
          </table:table-cell>
          <table:table-cell table:formula="of:=[.I74]&amp;&quot;,&quot;&amp;&quot;176&quot;&amp;&quot;,&quot;&amp;[.F74]&amp;&quot;,&quot;&amp;[.G74]&amp;&quot;,&quot;&amp;[.H74]" office:value-type="string" office:string-value="beatjumpDeckA32BackwardPress,176,1,12,1" calcext:value-type="string">
            <text:p>beatjumpDeckA32BackwardPress,176,1,12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leas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75]&amp;[.A75]&amp;[.D75]&amp;[.C75]&amp;[.E75]" office:value-type="string" office:string-value="beatjumpDeckA32BackwardRelease" calcext:value-type="string">
            <text:p>beatjumpDeckA32BackwardRelease</text:p>
          </table:table-cell>
          <table:table-cell table:formula="of:=[.I75]&amp;&quot;,&quot;&amp;&quot;176&quot;&amp;&quot;,&quot;&amp;[.F75]&amp;&quot;,&quot;&amp;[.G75]&amp;&quot;,&quot;&amp;[.H75]" office:value-type="string" office:string-value="beatjumpDeckA32BackwardRelease,176,1,12,0" calcext:value-type="string">
            <text:p>beatjumpDeckA32BackwardRelease,176,1,12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76]&amp;[.A76]&amp;[.C76]&amp;[.D76]" office:value-type="string" office:string-value="selectSetHotcueDeckA1Press" calcext:value-type="string">
            <text:p>selectSetHotcueDeckA1Press</text:p>
          </table:table-cell>
          <table:table-cell table:formula="of:=[.I76]&amp;&quot;,&quot;&amp;&quot;176&quot;&amp;&quot;,&quot;&amp;[.F76]&amp;&quot;,&quot;&amp;[.G76]&amp;&quot;,&quot;&amp;[.H76]" office:value-type="string" office:string-value="selectSetHotcueDeckA1Press,176,1,13,1" calcext:value-type="string">
            <text:p>selectSetHotcueDeckA1Press,176,1,13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77]&amp;[.A77]&amp;[.C77]&amp;[.D77]" office:value-type="string" office:string-value="selectSetHotcueDeckA1Release" calcext:value-type="string">
            <text:p>selectSetHotcueDeckA1Release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Release,176,1,13,0" calcext:value-type="string">
            <text:p>selectSetHotcueDeckA1Release,176,1,13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78]&amp;[.A78]&amp;[.C78]&amp;[.D78]" office:value-type="string" office:string-value="selectSetHotcueDeckA2Press" calcext:value-type="string">
            <text:p>selectSetHotcueDeckA2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2Press,176,1,14,1" calcext:value-type="string">
            <text:p>selectSetHotcueDeckA2Press,176,1,14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79]&amp;[.A79]&amp;[.C79]&amp;[.D79]" office:value-type="string" office:string-value="selectSetHotcueDeckA2Release" calcext:value-type="string">
            <text:p>selectSetHotcueDeckA2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Release,176,1,14,0" calcext:value-type="string">
            <text:p>selectSetHotcueDeckA2Release,176,1,14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80]&amp;[.A80]&amp;[.C80]&amp;[.D80]" office:value-type="string" office:string-value="selectSetHotcueDeckA3Press" calcext:value-type="string">
            <text:p>selectSetHotcueDeckA3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3Press,176,1,15,1" calcext:value-type="string">
            <text:p>selectSetHotcueDeckA3Press,176,1,15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81]&amp;[.A81]&amp;[.C81]&amp;[.D81]" office:value-type="string" office:string-value="selectSetHotcueDeckA3Release" calcext:value-type="string">
            <text:p>selectSetHotcueDeckA3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Release,176,1,15,0" calcext:value-type="string">
            <text:p>selectSetHotcueDeckA3Release,176,1,15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82]&amp;[.A82]&amp;[.C82]&amp;[.D82]" office:value-type="string" office:string-value="selectSetHotcueDeckA4Press" calcext:value-type="string">
            <text:p>selectSetHotcueDeckA4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4Press,176,1,16,1" calcext:value-type="string">
            <text:p>selectSetHotcueDeckA4Press,176,1,16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83]&amp;[.A83]&amp;[.C83]&amp;[.D83]" office:value-type="string" office:string-value="selectSetHotcueDeckA4Release" calcext:value-type="string">
            <text:p>selectSetHotcueDeckA4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Release,176,1,16,0" calcext:value-type="string">
            <text:p>selectSetHotcueDeckA4Release,176,1,16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84]&amp;[.A84]&amp;[.C84]&amp;[.D84]" office:value-type="string" office:string-value="selectSetHotcueDeckA5Press" calcext:value-type="string">
            <text:p>selectSetHotcueDeckA5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5Press,176,1,17,1" calcext:value-type="string">
            <text:p>selectSetHotcueDeckA5Press,176,1,17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85]&amp;[.A85]&amp;[.C85]&amp;[.D85]" office:value-type="string" office:string-value="selectSetHotcueDeckA5Release" calcext:value-type="string">
            <text:p>selectSetHotcueDeckA5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Release,176,1,17,0" calcext:value-type="string">
            <text:p>selectSetHotcueDeckA5Release,176,1,17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86]&amp;[.A86]&amp;[.C86]&amp;[.D86]" office:value-type="string" office:string-value="selectSetHotcueDeckA6Press" calcext:value-type="string">
            <text:p>selectSetHotcueDeckA6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6Press,176,1,18,1" calcext:value-type="string">
            <text:p>selectSetHotcueDeckA6Press,176,1,18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87]&amp;[.A87]&amp;[.C87]&amp;[.D87]" office:value-type="string" office:string-value="selectSetHotcueDeckA6Release" calcext:value-type="string">
            <text:p>selectSetHotcueDeckA6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Release,176,1,18,0" calcext:value-type="string">
            <text:p>selectSetHotcueDeckA6Release,176,1,18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88]&amp;[.A88]&amp;[.C88]&amp;[.D88]" office:value-type="string" office:string-value="selectSetHotcueDeckA7Press" calcext:value-type="string">
            <text:p>selectSetHotcueDeckA7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7Press,176,1,19,1" calcext:value-type="string">
            <text:p>selectSetHotcueDeckA7Press,176,1,19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89]&amp;[.A89]&amp;[.C89]&amp;[.D89]" office:value-type="string" office:string-value="selectSetHotcueDeckA7Release" calcext:value-type="string">
            <text:p>selectSetHotcueDeckA7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Release,176,1,19,0" calcext:value-type="string">
            <text:p>selectSetHotcueDeckA7Release,176,1,19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90]&amp;[.A90]&amp;[.C90]&amp;[.D90]" office:value-type="string" office:string-value="selectSetHotcueDeckA8Press" calcext:value-type="string">
            <text:p>selectSetHotcueDeckA8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8Press,176,1,20,1" calcext:value-type="string">
            <text:p>selectSetHotcueDeckA8Press,176,1,20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selectSetHotc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91]&amp;[.A91]&amp;[.C91]&amp;[.D91]" office:value-type="string" office:string-value="selectSetHotcueDeckA8Release" calcext:value-type="string">
            <text:p>selectSetHotcueDeckA8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Release,176,1,20,0" calcext:value-type="string">
            <text:p>selectSetHotcueDeckA8Release,176,1,20,0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92]&amp;[.A92]&amp;[.C92]" office:value-type="string" office:string-value="deleteHotcueDeckA1" calcext:value-type="string">
            <text:p>deleteHotcueDeckA1</text:p>
          </table:table-cell>
          <table:table-cell table:formula="of:=[.I92]&amp;&quot;,&quot;&amp;&quot;176&quot;&amp;&quot;,&quot;&amp;[.F92]&amp;&quot;,&quot;&amp;[.G92]&amp;&quot;,&quot;&amp;[.H92]" office:value-type="string" office:string-value="deleteHotcueDeckA1,176,1,21,1" calcext:value-type="string">
            <text:p>deleteHotcueDeckA1,176,1,21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3]&amp;[.A93]&amp;[.C93]" office:value-type="string" office:string-value="deleteHotcueDeckA2" calcext:value-type="string">
            <text:p>deleteHotcueDeckA2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2,176,1,22,1" calcext:value-type="string">
            <text:p>deleteHotcueDeckA2,176,1,22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94]&amp;[.A94]&amp;[.C94]" office:value-type="string" office:string-value="deleteHotcueDeckA3" calcext:value-type="string">
            <text:p>deleteHotcueDeckA3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3,176,1,23,1" calcext:value-type="string">
            <text:p>deleteHotcueDeckA3,176,1,23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95]&amp;[.A95]&amp;[.C95]" office:value-type="string" office:string-value="deleteHotcueDeckA4" calcext:value-type="string">
            <text:p>deleteHotcueDeckA4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4,176,1,24,1" calcext:value-type="string">
            <text:p>deleteHotcueDeckA4,176,1,24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96]&amp;[.A96]&amp;[.C96]" office:value-type="string" office:string-value="deleteHotcueDeckA5" calcext:value-type="string">
            <text:p>deleteHotcueDeckA5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5,176,1,25,1" calcext:value-type="string">
            <text:p>deleteHotcueDeckA5,176,1,25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97]&amp;[.A97]&amp;[.C97]" office:value-type="string" office:string-value="deleteHotcueDeckA6" calcext:value-type="string">
            <text:p>deleteHotcueDeckA6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6,176,1,26,1" calcext:value-type="string">
            <text:p>deleteHotcueDeckA6,176,1,26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98]&amp;[.A98]&amp;[.C98]" office:value-type="string" office:string-value="deleteHotcueDeckA7" calcext:value-type="string">
            <text:p>deleteHotcueDeckA7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7,176,1,27,1" calcext:value-type="string">
            <text:p>deleteHotcueDeckA7,176,1,27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deleteHotcu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99]&amp;[.A99]&amp;[.C99]" office:value-type="string" office:string-value="deleteHotcueDeckA8" calcext:value-type="string">
            <text:p>deleteHotcueDeckA8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8,176,1,28,1" calcext:value-type="string">
            <text:p>deleteHotcueDeckA8,176,1,28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100]&amp;[.A100]&amp;[.C100]" office:value-type="string" office:string-value="hotcueTypeDeckA1" calcext:value-type="string">
            <text:p>hotcueTypeDeckA1</text:p>
          </table:table-cell>
          <table:table-cell table:formula="of:=[.I100]&amp;&quot;,&quot;&amp;&quot;176&quot;&amp;&quot;,&quot;&amp;[.F100]&amp;&quot;,&quot;&amp;[.G100]&amp;&quot;,&quot;&amp;[.H100]" office:value-type="string" office:string-value="hotcueTypeDeckA1,176,1,29,1" calcext:value-type="string">
            <text:p>hotcueTypeDeckA1,176,1,29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01]&amp;[.A101]&amp;[.C101]" office:value-type="string" office:string-value="hotcueTypeDeckA2" calcext:value-type="string">
            <text:p>hotcueTypeDeckA2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2,176,1,30,1" calcext:value-type="string">
            <text:p>hotcueTypeDeckA2,176,1,30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102]&amp;[.A102]&amp;[.C102]" office:value-type="string" office:string-value="hotcueTypeDeckA3" calcext:value-type="string">
            <text:p>hotcueTypeDeckA3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3,176,1,31,1" calcext:value-type="string">
            <text:p>hotcueTypeDeckA3,176,1,31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103]&amp;[.A103]&amp;[.C103]" office:value-type="string" office:string-value="hotcueTypeDeckA4" calcext:value-type="string">
            <text:p>hotcueTypeDeckA4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4,176,1,32,1" calcext:value-type="string">
            <text:p>hotcueTypeDeckA4,176,1,32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104]&amp;[.A104]&amp;[.C104]" office:value-type="string" office:string-value="hotcueTypeDeckA5" calcext:value-type="string">
            <text:p>hotcueTypeDeckA5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5,176,1,33,1" calcext:value-type="string">
            <text:p>hotcueTypeDeckA5,176,1,33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105]&amp;[.A105]&amp;[.C105]" office:value-type="string" office:string-value="hotcueTypeDeckA6" calcext:value-type="string">
            <text:p>hotcueTypeDeckA6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6,176,1,34,1" calcext:value-type="string">
            <text:p>hotcueTypeDeckA6,176,1,34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106]&amp;[.A106]&amp;[.C106]" office:value-type="string" office:string-value="hotcueTypeDeckA7" calcext:value-type="string">
            <text:p>hotcueTypeDeckA7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7,176,1,35,1" calcext:value-type="string">
            <text:p>hotcueTypeDeckA7,176,1,35,1</text:p>
          </table:table-cell>
        </table:table-row>
        <table:table-row table:style-name="ro1">
          <table:table-cell office:value-type="string" calcext:value-type="string">
            <text:p>DeckA</text:p>
          </table:table-cell>
          <table:table-cell office:value-type="string" calcext:value-type="string">
            <text:p>hotcueTyp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107]&amp;[.A107]&amp;[.C107]" office:value-type="string" office:string-value="hotcueTypeDeckA8" calcext:value-type="string">
            <text:p>hotcueTypeDeckA8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8,176,1,36,1" calcext:value-type="string">
            <text:p>hotcueTypeDeckA8,176,1,36,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loa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1]&amp;[.A111]" office:value-type="string" office:string-value="loadDeckB" calcext:value-type="string">
            <text:p>loadDeckB</text:p>
          </table:table-cell>
          <table:table-cell table:formula="of:=[.I111]&amp;&quot;,&quot;&amp;&quot;176&quot;&amp;&quot;,&quot;&amp;[.F111]&amp;&quot;,&quot;&amp;[.G111]&amp;&quot;,&quot;&amp;[.H111]" office:value-type="string" office:string-value="loadDeckB,176,2,0,1" calcext:value-type="string">
            <text:p>loadDeckB,176,2,0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pla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2]&amp;[.A112]" office:value-type="string" office:string-value="playDeckB" calcext:value-type="string">
            <text:p>playDeckB</text:p>
          </table:table-cell>
          <table:table-cell table:formula="of:=[.I112]&amp;&quot;,&quot;&amp;&quot;176&quot;&amp;&quot;,&quot;&amp;[.F112]&amp;&quot;,&quot;&amp;[.G112]&amp;&quot;,&quot;&amp;[.H112]" office:value-type="string" office:string-value="playDeckB,176,2,1,1" calcext:value-type="string">
            <text:p>playDeckB,176,2,1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3]&amp;[.A113]" office:value-type="string" office:string-value="pauseDeckB" calcext:value-type="string">
            <text:p>pauseDeckB</text:p>
          </table:table-cell>
          <table:table-cell table:formula="of:=[.I113]&amp;&quot;,&quot;&amp;&quot;176&quot;&amp;&quot;,&quot;&amp;[.F113]&amp;&quot;,&quot;&amp;[.G113]&amp;&quot;,&quot;&amp;[.H113]" office:value-type="string" office:string-value="pauseDeckB,176,2,2,1" calcext:value-type="string">
            <text:p>pauseDeckB,176,2,2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14]&amp;[.A114]&amp;[.C114]" office:value-type="string" office:string-value="cueDeckBPress" calcext:value-type="string">
            <text:p>cueDeckBPress</text:p>
          </table:table-cell>
          <table:table-cell table:formula="of:=[.I114]&amp;&quot;,&quot;&amp;&quot;176&quot;&amp;&quot;,&quot;&amp;[.F114]&amp;&quot;,&quot;&amp;[.G114]&amp;&quot;,&quot;&amp;[.H114]" office:value-type="string" office:string-value="cueDeckBPress,176,2,3,1" calcext:value-type="string">
            <text:p>cueDeckBPress,176,2,3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15]&amp;[.A115]&amp;[.C115]" office:value-type="string" office:string-value="cueDeckBRelease" calcext:value-type="string">
            <text:p>cueDeckBRelease</text:p>
          </table:table-cell>
          <table:table-cell table:formula="of:=[.I115]&amp;&quot;,&quot;&amp;&quot;176&quot;&amp;&quot;,&quot;&amp;[.F115]&amp;&quot;,&quot;&amp;[.G115]&amp;&quot;,&quot;&amp;[.H115]" office:value-type="string" office:string-value="cueDeckBRelease,176,2,3,0" calcext:value-type="string">
            <text:p>cueDeckBRelease,176,2,3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yn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6]&amp;[.A116]" office:value-type="string" office:string-value="syncDeckB" calcext:value-type="string">
            <text:p>syncDeckB</text:p>
          </table:table-cell>
          <table:table-cell table:formula="of:=[.I116]&amp;&quot;,&quot;&amp;&quot;176&quot;&amp;&quot;,&quot;&amp;[.F116]&amp;&quot;,&quot;&amp;[.G116]&amp;&quot;,&quot;&amp;[.H116]" office:value-type="string" office:string-value="syncDeckB,176,2,4,1" calcext:value-type="string">
            <text:p>syncDeckB,176,2,4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17]&amp;[.A117]&amp;[.D117]&amp;[.C117]" office:value-type="string" office:string-value="beatjumpDeckB1Forward" calcext:value-type="string">
            <text:p>beatjumpDeckB1Forward</text:p>
          </table:table-cell>
          <table:table-cell table:formula="of:=[.I117]&amp;&quot;,&quot;&amp;&quot;176&quot;&amp;&quot;,&quot;&amp;[.F117]&amp;&quot;,&quot;&amp;[.G117]&amp;&quot;,&quot;&amp;[.H117]" office:value-type="string" office:string-value="beatjumpDeckB1Forward,176,2,5,1" calcext:value-type="string">
            <text:p>beatjumpDeckB1Forward,176,2,5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18]&amp;[.A118]&amp;[.D118]&amp;[.C118]" office:value-type="string" office:string-value="beatjumpDeckB4Forward" calcext:value-type="string">
            <text:p>beatjumpDeckB4Forward</text:p>
          </table:table-cell>
          <table:table-cell table:formula="of:=[.I118]&amp;&quot;,&quot;&amp;&quot;176&quot;&amp;&quot;,&quot;&amp;[.F118]&amp;&quot;,&quot;&amp;[.G118]&amp;&quot;,&quot;&amp;[.H118]" office:value-type="string" office:string-value="beatjumpDeckB4Forward,176,2,6,1" calcext:value-type="string">
            <text:p>beatjumpDeckB4Forward,176,2,6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19]&amp;[.A119]&amp;[.D119]&amp;[.C119]" office:value-type="string" office:string-value="beatjumpDeckB16Forward" calcext:value-type="string">
            <text:p>beatjumpDeckB16Forward</text:p>
          </table:table-cell>
          <table:table-cell table:formula="of:=[.I119]&amp;&quot;,&quot;&amp;&quot;176&quot;&amp;&quot;,&quot;&amp;[.F119]&amp;&quot;,&quot;&amp;[.G119]&amp;&quot;,&quot;&amp;[.H119]" office:value-type="string" office:string-value="beatjumpDeckB16Forward,176,2,7,1" calcext:value-type="string">
            <text:p>beatjumpDeckB16Forward,176,2,7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Forwar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0]&amp;[.A120]&amp;[.D120]&amp;[.C120]" office:value-type="string" office:string-value="beatjumpDeckB32Forward" calcext:value-type="string">
            <text:p>beatjumpDeckB32Forward</text:p>
          </table:table-cell>
          <table:table-cell table:formula="of:=[.I120]&amp;&quot;,&quot;&amp;&quot;176&quot;&amp;&quot;,&quot;&amp;[.F120]&amp;&quot;,&quot;&amp;[.G120]&amp;&quot;,&quot;&amp;[.H120]" office:value-type="string" office:string-value="beatjumpDeckB32Forward,176,2,8,1" calcext:value-type="string">
            <text:p>beatjumpDeckB32Forward,176,2,8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21]&amp;[.A121]&amp;[.D121]&amp;[.C121]" office:value-type="string" office:string-value="beatjumpDeckB1Backward" calcext:value-type="string">
            <text:p>beatjumpDeckB1Backward</text:p>
          </table:table-cell>
          <table:table-cell table:formula="of:=[.I121]&amp;&quot;,&quot;&amp;&quot;176&quot;&amp;&quot;,&quot;&amp;[.F121]&amp;&quot;,&quot;&amp;[.G121]&amp;&quot;,&quot;&amp;[.H121]" office:value-type="string" office:string-value="beatjumpDeckB1Backward,176,2,9,1" calcext:value-type="string">
            <text:p>beatjumpDeckB1Backward,176,2,9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22]&amp;[.A122]&amp;[.D122]&amp;[.C122]" office:value-type="string" office:string-value="beatjumpDeckB4Backward" calcext:value-type="string">
            <text:p>beatjumpDeckB4Backward</text:p>
          </table:table-cell>
          <table:table-cell table:formula="of:=[.I122]&amp;&quot;,&quot;&amp;&quot;176&quot;&amp;&quot;,&quot;&amp;[.F122]&amp;&quot;,&quot;&amp;[.G122]&amp;&quot;,&quot;&amp;[.H122]" office:value-type="string" office:string-value="beatjumpDeckB4Backward,176,2,10,1" calcext:value-type="string">
            <text:p>beatjumpDeckB4Backward,176,2,10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23]&amp;[.A123]&amp;[.D123]&amp;[.C123]" office:value-type="string" office:string-value="beatjumpDeckB16Backward" calcext:value-type="string">
            <text:p>beatjumpDeckB16Backward</text:p>
          </table:table-cell>
          <table:table-cell table:formula="of:=[.I123]&amp;&quot;,&quot;&amp;&quot;176&quot;&amp;&quot;,&quot;&amp;[.F123]&amp;&quot;,&quot;&amp;[.G123]&amp;&quot;,&quot;&amp;[.H123]" office:value-type="string" office:string-value="beatjumpDeckB16Backward,176,2,11,1" calcext:value-type="string">
            <text:p>beatjumpDeckB16Backward,176,2,11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beatjump</text:p>
          </table:table-cell>
          <table:table-cell office:value-type="string" calcext:value-type="string">
            <text:p>Backwar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24]&amp;[.A124]&amp;[.D124]&amp;[.C124]" office:value-type="string" office:string-value="beatjumpDeckB32Backward" calcext:value-type="string">
            <text:p>beatjumpDeckB32Backward</text:p>
          </table:table-cell>
          <table:table-cell table:formula="of:=[.I124]&amp;&quot;,&quot;&amp;&quot;176&quot;&amp;&quot;,&quot;&amp;[.F124]&amp;&quot;,&quot;&amp;[.G124]&amp;&quot;,&quot;&amp;[.H124]" office:value-type="string" office:string-value="beatjumpDeckB32Backward,176,2,12,1" calcext:value-type="string">
            <text:p>beatjumpDeckB32Backward,176,2,12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25]&amp;[.A125]&amp;[.C125]&amp;[.D125]" office:value-type="string" office:string-value="selectSetHotcueDeckB1Press" calcext:value-type="string">
            <text:p>selectSetHotcueDeckB1Press</text:p>
          </table:table-cell>
          <table:table-cell table:formula="of:=[.I125]&amp;&quot;,&quot;&amp;&quot;176&quot;&amp;&quot;,&quot;&amp;[.F125]&amp;&quot;,&quot;&amp;[.G125]&amp;&quot;,&quot;&amp;[.H125]" office:value-type="string" office:string-value="selectSetHotcueDeckB1Press,176,2,13,1" calcext:value-type="string">
            <text:p>selectSetHotcueDeckB1Press,176,2,13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26]&amp;[.A126]&amp;[.C126]&amp;[.D126]" office:value-type="string" office:string-value="selectSetHotcueDeckB1Release" calcext:value-type="string">
            <text:p>selectSetHotcueDeckB1Release</text:p>
          </table:table-cell>
          <table:table-cell table:formula="of:=[.I126]&amp;&quot;,&quot;&amp;&quot;176&quot;&amp;&quot;,&quot;&amp;[.F126]&amp;&quot;,&quot;&amp;[.G126]&amp;&quot;,&quot;&amp;[.H126]" office:value-type="string" office:string-value="selectSetHotcueDeckB1Release,176,2,13,0" calcext:value-type="string">
            <text:p>selectSetHotcueDeckB1Release,176,2,13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27]&amp;[.A127]&amp;[.C127]&amp;[.D127]" office:value-type="string" office:string-value="selectSetHotcueDeckB2Press" calcext:value-type="string">
            <text:p>selectSetHotcueDeckB2Press</text:p>
          </table:table-cell>
          <table:table-cell table:formula="of:=[.I127]&amp;&quot;,&quot;&amp;&quot;176&quot;&amp;&quot;,&quot;&amp;[.F127]&amp;&quot;,&quot;&amp;[.G127]&amp;&quot;,&quot;&amp;[.H127]" office:value-type="string" office:string-value="selectSetHotcueDeckB2Press,176,2,14,1" calcext:value-type="string">
            <text:p>selectSetHotcueDeckB2Press,176,2,14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28]&amp;[.A128]&amp;[.C128]&amp;[.D128]" office:value-type="string" office:string-value="selectSetHotcueDeckB2Release" calcext:value-type="string">
            <text:p>selectSetHotcueDeckB2Release</text:p>
          </table:table-cell>
          <table:table-cell table:formula="of:=[.I128]&amp;&quot;,&quot;&amp;&quot;176&quot;&amp;&quot;,&quot;&amp;[.F128]&amp;&quot;,&quot;&amp;[.G128]&amp;&quot;,&quot;&amp;[.H128]" office:value-type="string" office:string-value="selectSetHotcueDeckB2Release,176,2,14,0" calcext:value-type="string">
            <text:p>selectSetHotcueDeckB2Release,176,2,14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29]&amp;[.A129]&amp;[.C129]&amp;[.D129]" office:value-type="string" office:string-value="selectSetHotcueDeckB3Press" calcext:value-type="string">
            <text:p>selectSetHotcueDeckB3Press</text:p>
          </table:table-cell>
          <table:table-cell table:formula="of:=[.I129]&amp;&quot;,&quot;&amp;&quot;176&quot;&amp;&quot;,&quot;&amp;[.F129]&amp;&quot;,&quot;&amp;[.G129]&amp;&quot;,&quot;&amp;[.H129]" office:value-type="string" office:string-value="selectSetHotcueDeckB3Press,176,2,15,1" calcext:value-type="string">
            <text:p>selectSetHotcueDeckB3Press,176,2,15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30]&amp;[.A130]&amp;[.C130]&amp;[.D130]" office:value-type="string" office:string-value="selectSetHotcueDeckB3Release" calcext:value-type="string">
            <text:p>selectSetHotcueDeckB3Release</text:p>
          </table:table-cell>
          <table:table-cell table:formula="of:=[.I130]&amp;&quot;,&quot;&amp;&quot;176&quot;&amp;&quot;,&quot;&amp;[.F130]&amp;&quot;,&quot;&amp;[.G130]&amp;&quot;,&quot;&amp;[.H130]" office:value-type="string" office:string-value="selectSetHotcueDeckB3Release,176,2,15,0" calcext:value-type="string">
            <text:p>selectSetHotcueDeckB3Release,176,2,15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31]&amp;[.A131]&amp;[.C131]&amp;[.D131]" office:value-type="string" office:string-value="selectSetHotcueDeckB4Press" calcext:value-type="string">
            <text:p>selectSetHotcueDeckB4Press</text:p>
          </table:table-cell>
          <table:table-cell table:formula="of:=[.I131]&amp;&quot;,&quot;&amp;&quot;176&quot;&amp;&quot;,&quot;&amp;[.F131]&amp;&quot;,&quot;&amp;[.G131]&amp;&quot;,&quot;&amp;[.H131]" office:value-type="string" office:string-value="selectSetHotcueDeckB4Press,176,2,16,1" calcext:value-type="string">
            <text:p>selectSetHotcueDeckB4Press,176,2,16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32]&amp;[.A132]&amp;[.C132]&amp;[.D132]" office:value-type="string" office:string-value="selectSetHotcueDeckB4Release" calcext:value-type="string">
            <text:p>selectSetHotcueDeckB4Release</text:p>
          </table:table-cell>
          <table:table-cell table:formula="of:=[.I132]&amp;&quot;,&quot;&amp;&quot;176&quot;&amp;&quot;,&quot;&amp;[.F132]&amp;&quot;,&quot;&amp;[.G132]&amp;&quot;,&quot;&amp;[.H132]" office:value-type="string" office:string-value="selectSetHotcueDeckB4Release,176,2,16,0" calcext:value-type="string">
            <text:p>selectSetHotcueDeckB4Release,176,2,16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33]&amp;[.A133]&amp;[.C133]&amp;[.D133]" office:value-type="string" office:string-value="selectSetHotcueDeckB5Press" calcext:value-type="string">
            <text:p>selectSetHotcueDeckB5Press</text:p>
          </table:table-cell>
          <table:table-cell table:formula="of:=[.I133]&amp;&quot;,&quot;&amp;&quot;176&quot;&amp;&quot;,&quot;&amp;[.F133]&amp;&quot;,&quot;&amp;[.G133]&amp;&quot;,&quot;&amp;[.H133]" office:value-type="string" office:string-value="selectSetHotcueDeckB5Press,176,2,17,1" calcext:value-type="string">
            <text:p>selectSetHotcueDeckB5Press,176,2,17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134]&amp;[.A134]&amp;[.C134]&amp;[.D134]" office:value-type="string" office:string-value="selectSetHotcueDeckB5Release" calcext:value-type="string">
            <text:p>selectSetHotcueDeckB5Release</text:p>
          </table:table-cell>
          <table:table-cell table:formula="of:=[.I134]&amp;&quot;,&quot;&amp;&quot;176&quot;&amp;&quot;,&quot;&amp;[.F134]&amp;&quot;,&quot;&amp;[.G134]&amp;&quot;,&quot;&amp;[.H134]" office:value-type="string" office:string-value="selectSetHotcueDeckB5Release,176,2,17,0" calcext:value-type="string">
            <text:p>selectSetHotcueDeckB5Release,176,2,17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35]&amp;[.A135]&amp;[.C135]&amp;[.D135]" office:value-type="string" office:string-value="selectSetHotcueDeckB6Press" calcext:value-type="string">
            <text:p>selectSetHotcueDeckB6Press</text:p>
          </table:table-cell>
          <table:table-cell table:formula="of:=[.I135]&amp;&quot;,&quot;&amp;&quot;176&quot;&amp;&quot;,&quot;&amp;[.F135]&amp;&quot;,&quot;&amp;[.G135]&amp;&quot;,&quot;&amp;[.H135]" office:value-type="string" office:string-value="selectSetHotcueDeckB6Press,176,2,18,1" calcext:value-type="string">
            <text:p>selectSetHotcueDeckB6Press,176,2,18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136]&amp;[.A136]&amp;[.C136]&amp;[.D136]" office:value-type="string" office:string-value="selectSetHotcueDeckB6Release" calcext:value-type="string">
            <text:p>selectSetHotcueDeckB6Release</text:p>
          </table:table-cell>
          <table:table-cell table:formula="of:=[.I136]&amp;&quot;,&quot;&amp;&quot;176&quot;&amp;&quot;,&quot;&amp;[.F136]&amp;&quot;,&quot;&amp;[.G136]&amp;&quot;,&quot;&amp;[.H136]" office:value-type="string" office:string-value="selectSetHotcueDeckB6Release,176,2,18,0" calcext:value-type="string">
            <text:p>selectSetHotcueDeckB6Release,176,2,18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37]&amp;[.A137]&amp;[.C137]&amp;[.D137]" office:value-type="string" office:string-value="selectSetHotcueDeckB7Press" calcext:value-type="string">
            <text:p>selectSetHotcueDeckB7Press</text:p>
          </table:table-cell>
          <table:table-cell table:formula="of:=[.I137]&amp;&quot;,&quot;&amp;&quot;176&quot;&amp;&quot;,&quot;&amp;[.F137]&amp;&quot;,&quot;&amp;[.G137]&amp;&quot;,&quot;&amp;[.H137]" office:value-type="string" office:string-value="selectSetHotcueDeckB7Press,176,2,19,1" calcext:value-type="string">
            <text:p>selectSetHotcueDeckB7Press,176,2,19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138]&amp;[.A138]&amp;[.C138]&amp;[.D138]" office:value-type="string" office:string-value="selectSetHotcueDeckB7Release" calcext:value-type="string">
            <text:p>selectSetHotcueDeckB7Release</text:p>
          </table:table-cell>
          <table:table-cell table:formula="of:=[.I138]&amp;&quot;,&quot;&amp;&quot;176&quot;&amp;&quot;,&quot;&amp;[.F138]&amp;&quot;,&quot;&amp;[.G138]&amp;&quot;,&quot;&amp;[.H138]" office:value-type="string" office:string-value="selectSetHotcueDeckB7Release,176,2,19,0" calcext:value-type="string">
            <text:p>selectSetHotcueDeckB7Release,176,2,19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39]&amp;[.A139]&amp;[.C139]&amp;[.D139]" office:value-type="string" office:string-value="selectSetHotcueDeckB8Press" calcext:value-type="string">
            <text:p>selectSetHotcueDeckB8Press</text:p>
          </table:table-cell>
          <table:table-cell table:formula="of:=[.I139]&amp;&quot;,&quot;&amp;&quot;176&quot;&amp;&quot;,&quot;&amp;[.F139]&amp;&quot;,&quot;&amp;[.G139]&amp;&quot;,&quot;&amp;[.H139]" office:value-type="string" office:string-value="selectSetHotcueDeckB8Press,176,2,20,1" calcext:value-type="string">
            <text:p>selectSetHotcueDeckB8Press,176,2,20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selectSetHotc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40]&amp;[.A140]&amp;[.C140]&amp;[.D140]" office:value-type="string" office:string-value="selectSetHotcueDeckB8Release" calcext:value-type="string">
            <text:p>selectSetHotcueDeckB8Release</text:p>
          </table:table-cell>
          <table:table-cell table:formula="of:=[.I140]&amp;&quot;,&quot;&amp;&quot;176&quot;&amp;&quot;,&quot;&amp;[.F140]&amp;&quot;,&quot;&amp;[.G140]&amp;&quot;,&quot;&amp;[.H140]" office:value-type="string" office:string-value="selectSetHotcueDeckB8Release,176,2,20,0" calcext:value-type="string">
            <text:p>selectSetHotcueDeckB8Release,176,2,20,0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141]&amp;[.A141]&amp;[.C141]" office:value-type="string" office:string-value="deleteHotcueDeckB1" calcext:value-type="string">
            <text:p>deleteHotcueDeckB1</text:p>
          </table:table-cell>
          <table:table-cell table:formula="of:=[.I141]&amp;&quot;,&quot;&amp;&quot;176&quot;&amp;&quot;,&quot;&amp;[.F141]&amp;&quot;,&quot;&amp;[.G141]&amp;&quot;,&quot;&amp;[.H141]" office:value-type="string" office:string-value="deleteHotcueDeckB1,176,2,21,1" calcext:value-type="string">
            <text:p>deleteHotcueDeckB1,176,2,21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42]&amp;[.A142]&amp;[.C142]" office:value-type="string" office:string-value="deleteHotcueDeckB2" calcext:value-type="string">
            <text:p>deleteHotcueDeckB2</text:p>
          </table:table-cell>
          <table:table-cell table:formula="of:=[.I142]&amp;&quot;,&quot;&amp;&quot;176&quot;&amp;&quot;,&quot;&amp;[.F142]&amp;&quot;,&quot;&amp;[.G142]&amp;&quot;,&quot;&amp;[.H142]" office:value-type="string" office:string-value="deleteHotcueDeckB2,176,2,22,1" calcext:value-type="string">
            <text:p>deleteHotcueDeckB2,176,2,22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43]&amp;[.A143]&amp;[.C143]" office:value-type="string" office:string-value="deleteHotcueDeckB3" calcext:value-type="string">
            <text:p>deleteHotcueDeckB3</text:p>
          </table:table-cell>
          <table:table-cell table:formula="of:=[.I143]&amp;&quot;,&quot;&amp;&quot;176&quot;&amp;&quot;,&quot;&amp;[.F143]&amp;&quot;,&quot;&amp;[.G143]&amp;&quot;,&quot;&amp;[.H143]" office:value-type="string" office:string-value="deleteHotcueDeckB3,176,2,23,1" calcext:value-type="string">
            <text:p>deleteHotcueDeckB3,176,2,23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144]&amp;[.A144]&amp;[.C144]" office:value-type="string" office:string-value="deleteHotcueDeckB4" calcext:value-type="string">
            <text:p>deleteHotcueDeckB4</text:p>
          </table:table-cell>
          <table:table-cell table:formula="of:=[.I144]&amp;&quot;,&quot;&amp;&quot;176&quot;&amp;&quot;,&quot;&amp;[.F144]&amp;&quot;,&quot;&amp;[.G144]&amp;&quot;,&quot;&amp;[.H144]" office:value-type="string" office:string-value="deleteHotcueDeckB4,176,2,24,1" calcext:value-type="string">
            <text:p>deleteHotcueDeckB4,176,2,24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145]&amp;[.A145]&amp;[.C145]" office:value-type="string" office:string-value="deleteHotcueDeckB5" calcext:value-type="string">
            <text:p>deleteHotcueDeckB5</text:p>
          </table:table-cell>
          <table:table-cell table:formula="of:=[.I145]&amp;&quot;,&quot;&amp;&quot;176&quot;&amp;&quot;,&quot;&amp;[.F145]&amp;&quot;,&quot;&amp;[.G145]&amp;&quot;,&quot;&amp;[.H145]" office:value-type="string" office:string-value="deleteHotcueDeckB5,176,2,25,1" calcext:value-type="string">
            <text:p>deleteHotcueDeckB5,176,2,25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146]&amp;[.A146]&amp;[.C146]" office:value-type="string" office:string-value="deleteHotcueDeckB6" calcext:value-type="string">
            <text:p>deleteHotcueDeckB6</text:p>
          </table:table-cell>
          <table:table-cell table:formula="of:=[.I146]&amp;&quot;,&quot;&amp;&quot;176&quot;&amp;&quot;,&quot;&amp;[.F146]&amp;&quot;,&quot;&amp;[.G146]&amp;&quot;,&quot;&amp;[.H146]" office:value-type="string" office:string-value="deleteHotcueDeckB6,176,2,26,1" calcext:value-type="string">
            <text:p>deleteHotcueDeckB6,176,2,26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147]&amp;[.A147]&amp;[.C147]" office:value-type="string" office:string-value="deleteHotcueDeckB7" calcext:value-type="string">
            <text:p>deleteHotcueDeckB7</text:p>
          </table:table-cell>
          <table:table-cell table:formula="of:=[.I147]&amp;&quot;,&quot;&amp;&quot;176&quot;&amp;&quot;,&quot;&amp;[.F147]&amp;&quot;,&quot;&amp;[.G147]&amp;&quot;,&quot;&amp;[.H147]" office:value-type="string" office:string-value="deleteHotcueDeckB7,176,2,27,1" calcext:value-type="string">
            <text:p>deleteHotcueDeckB7,176,2,27,1</text:p>
          </table:table-cell>
        </table:table-row>
        <table:table-row table:style-name="ro1">
          <table:table-cell office:value-type="string" calcext:value-type="string">
            <text:p>DeckB</text:p>
          </table:table-cell>
          <table:table-cell office:value-type="string" calcext:value-type="string">
            <text:p>deleteHotcu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148]&amp;[.A148]&amp;[.C148]" office:value-type="string" office:string-value="deleteHotcueDeckB8" calcext:value-type="string">
            <text:p>deleteHotcueDeckB8</text:p>
          </table:table-cell>
          <table:table-cell table:formula="of:=[.I148]&amp;&quot;,&quot;&amp;&quot;176&quot;&amp;&quot;,&quot;&amp;[.F148]&amp;&quot;,&quot;&amp;[.G148]&amp;&quot;,&quot;&amp;[.H148]" office:value-type="string" office:string-value="deleteHotcueDeckB8,176,2,28,1" calcext:value-type="string">
            <text:p>deleteHotcueDeckB8,176,2,28,1</text:p>
          </table:table-cell>
        </table:table-row>
        <table:table-row table:style-name="ro1" table:number-rows-repeated="10484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 style:data-style-name="N2" text:time-value="02:27:27.6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7T22:34:55.207000000</dc:date>
    <meta:editing-duration>PT4H43M28S</meta:editing-duration>
    <meta:editing-cycles>11</meta:editing-cycles>
    <meta:generator>LibreOffice/4.3.0.4$Windows_x86 LibreOffice_project/62ad5818884a2fc2e5780dd45466868d41009ec0</meta:generator>
    <meta:document-statistic meta:table-count="1" meta:cell-count="1157" meta:object-count="0"/>
  </office:meta>
</office:document-meta>
</file>